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0ce3" officeooo:paragraph-rsid="00020ce3"/>
    </style:style>
    <style:style style:name="P2" style:family="paragraph" style:parent-style-name="Standard" style:list-style-name="L1">
      <style:text-properties officeooo:rsid="00020ce3" officeooo:paragraph-rsid="00020ce3"/>
    </style:style>
    <style:style style:name="P3" style:family="paragraph" style:parent-style-name="Standard" style:list-style-name="L1">
      <style:text-properties officeooo:rsid="00020ce3" officeooo:paragraph-rsid="000f42b4"/>
    </style:style>
    <style:style style:name="P4" style:family="paragraph" style:parent-style-name="Standard">
      <style:text-properties officeooo:rsid="00020ce3" officeooo:paragraph-rsid="000f42b4"/>
    </style:style>
    <style:style style:name="P5" style:family="paragraph" style:parent-style-name="Standard">
      <style:text-properties officeooo:rsid="00020ce3" officeooo:paragraph-rsid="0010d43d"/>
    </style:style>
    <style:style style:name="P6" style:family="paragraph" style:parent-style-name="Standard" style:list-style-name="L2">
      <style:text-properties officeooo:rsid="0003accc" officeooo:paragraph-rsid="0003accc"/>
    </style:style>
    <style:style style:name="P7" style:family="paragraph" style:parent-style-name="Standard" style:list-style-name="L2">
      <style:text-properties officeooo:rsid="0003accc" officeooo:paragraph-rsid="0010d43d"/>
    </style:style>
    <style:style style:name="P8" style:family="paragraph" style:parent-style-name="Standard" style:list-style-name="L2">
      <style:text-properties officeooo:rsid="0005965c" officeooo:paragraph-rsid="0005965c"/>
    </style:style>
    <style:style style:name="P9" style:family="paragraph" style:parent-style-name="Standard" style:list-style-name="L2">
      <style:text-properties officeooo:rsid="0005965c" officeooo:paragraph-rsid="0010d43d"/>
    </style:style>
    <style:style style:name="P10" style:family="paragraph" style:parent-style-name="Standard">
      <style:text-properties officeooo:rsid="0006c5dc" officeooo:paragraph-rsid="0006c5dc"/>
    </style:style>
    <style:style style:name="P11" style:family="paragraph" style:parent-style-name="Standard">
      <style:text-properties officeooo:rsid="0006c5dc" officeooo:paragraph-rsid="0010d43d"/>
    </style:style>
    <style:style style:name="P12" style:family="paragraph" style:parent-style-name="Standard" style:list-style-name="L1">
      <style:text-properties officeooo:rsid="000d7c92" officeooo:paragraph-rsid="000d7c92"/>
    </style:style>
    <style:style style:name="P13" style:family="paragraph" style:parent-style-name="Standard">
      <style:text-properties officeooo:rsid="000d7c92" officeooo:paragraph-rsid="000f42b4"/>
    </style:style>
    <style:style style:name="P14" style:family="paragraph" style:parent-style-name="Standard" style:list-style-name="L1">
      <style:text-properties officeooo:rsid="000f42b4" officeooo:paragraph-rsid="000f42b4"/>
    </style:style>
    <style:style style:name="P15" style:family="paragraph" style:parent-style-name="Standard" style:list-style-name="L2">
      <style:text-properties officeooo:rsid="0010bc83" officeooo:paragraph-rsid="0010bc83"/>
    </style:style>
    <style:style style:name="P16" style:family="paragraph" style:parent-style-name="Standard" style:list-style-name="L2">
      <style:text-properties officeooo:rsid="0010bc83" officeooo:paragraph-rsid="0010d43d"/>
    </style:style>
    <style:style style:name="P17" style:family="paragraph" style:parent-style-name="Standard" style:list-style-name="L2">
      <style:text-properties officeooo:rsid="0011a154" officeooo:paragraph-rsid="0011a154"/>
    </style:style>
    <style:style style:name="P18" style:family="paragraph" style:parent-style-name="Standard" style:list-style-name="L2">
      <style:text-properties officeooo:rsid="0011fe66" officeooo:paragraph-rsid="0011fe66"/>
    </style:style>
    <style:style style:name="T1" style:family="text">
      <style:text-properties officeooo:rsid="000d7c92"/>
    </style:style>
    <style:style style:name="T2" style:family="text">
      <style:text-properties officeooo:rsid="000f42b4"/>
    </style:style>
    <style:style style:name="T3" style:family="text">
      <style:text-properties officeooo:rsid="0010d43d"/>
    </style:style>
    <style:style style:name="T4" style:family="text">
      <style:text-properties officeooo:rsid="0011a154"/>
    </style:style>
    <style:style style:name="T5" style:family="text">
      <style:text-properties officeooo:rsid="0013f3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17 <text:span text:style-name="T1">Hasper Torhaus</text:span> → Wesselbach <text:span text:style-name="T5">über Leopoldstraße</text:span></text:p>
      <text:p text:style-name="P1"/>
      <text:list xml:id="list1681160953" text:style-name="L1">
        <text:list-item>
          <text:p text:style-name="P2"><text:span text:style-name="T1">nach HST Torhaus → </text:span>Mops Mobil links →<text:span text:style-name="T1"> Tillmannstraße</text:span></text:p>
        </text:list-item>
        <text:list-item>
          <text:p text:style-name="P12">HST Ennepeufer gerade aus</text:p>
        </text:list-item>
        <text:list-item>
          <text:p text:style-name="P2">Ampel Ende rechts →<text:span text:style-name="T1"> HST Heubing Bahnhof</text:span></text:p>
        </text:list-item>
        <text:list-item>
          <text:p text:style-name="P2"><text:span text:style-name="T1">nach HST Hasper Hammer </text:span>Ampel links → Brücke/<text:span text:style-name="T1">Tückingstraße</text:span></text:p>
        </text:list-item>
        <text:list-item>
          <text:p text:style-name="P2"><text:span text:style-name="T1">nach HST Rodersiepen/</text:span>vor Fußgängerampel rechts → Höxterstraße</text:p>
        </text:list-item>
        <text:list-item>
          <text:p text:style-name="P12">versetzt gerade aus weiter auf Höxterstraße</text:p>
        </text:list-item>
        <text:list-item>
          <text:p text:style-name="P2">Ende rechts → Detmolder Straße</text:p>
        </text:list-item>
        <text:list-item>
          <text:p text:style-name="P12">Ende rechts → HST Tückinger Höhe/Tückingschulstraße</text:p>
        </text:list-item>
        <text:list-item>
          <text:p text:style-name="P2">nach HST Ottostraße links →<text:span text:style-name="T1"> Rudolfstraße</text:span></text:p>
        </text:list-item>
        <text:list-item>
          <text:p text:style-name="P2">rechts → Ge<text:span text:style-name="T1">orgstraße</text:span></text:p>
        </text:list-item>
        <text:list-item>
          <text:p text:style-name="P2">Ende rechts →<text:span text:style-name="T1"> Leopoldstraße</text:span></text:p>
        </text:list-item>
        <text:list-item>
          <text:p text:style-name="P2">Hermes Kiosk links →<text:span text:style-name="T1"> Heinrichstraße</text:span></text:p>
        </text:list-item>
        <text:list-item>
          <text:p text:style-name="P2">Ampel Ende rechts</text:p>
        </text:list-item>
        <text:list-item>
          <text:p text:style-name="P2">Kreisel 2. → Schwerte</text:p>
        </text:list-item>
        <text:list-item>
          <text:p text:style-name="P2">Ampel gerade aus</text:p>
        </text:list-item>
        <text:list-item>
          <text:p text:style-name="P2">→ HA-BHF</text:p>
        </text:list-item>
        <text:list-item>
          <text:p text:style-name="P2">Althagener Straße (Günlük Taze) rechts</text:p>
        </text:list-item>
        <text:list-item>
          <text:p text:style-name="P2">→ Innenstadt</text:p>
        </text:list-item>
        <text:list-item>
          <text:p text:style-name="P2">Kreisel gerade aus</text:p>
        </text:list-item>
        <text:list-item>
          <text:p text:style-name="P2">Ampel Riepe Sanitätshaus gerade aus</text:p>
        </text:list-item>
        <text:list-item>
          <text:p text:style-name="P2">Ampel Landgericht gerade aus</text:p>
        </text:list-item>
        <text:list-item>
          <text:p text:style-name="P2">BAB Abfahrt Hohenlimburg runter</text:p>
        </text:list-item>
        <text:list-item>
          <text:p text:style-name="P2">Ampel Ende rechts → Hohenlimburg</text:p>
        </text:list-item>
        <text:list-item>
          <text:p text:style-name="P2">Ende rechts</text:p>
        </text:list-item>
        <text:list-item>
          <text:p text:style-name="P2">Hinter „One Way Tattoo“ links</text:p>
        </text:list-item>
        <text:list-item>
          <text:p text:style-name="P2">Ende links</text:p>
        </text:list-item>
        <text:list-item>
          <text:p text:style-name="P2">Kreisel links</text:p>
        </text:list-item>
        <text:list-item>
          <text:p text:style-name="P2">nächste rechts</text:p>
        </text:list-item>
        <text:list-item>
          <text:p text:style-name="P2">Ampel Wohlbehagen rechts</text:p>
        </text:list-item>
        <text:list-item>
          <text:p text:style-name="P2">weiter durch Sackgasse</text:p>
        </text:list-item>
        <text:list-item>
          <text:p text:style-name="P2">Cardone rechts</text:p>
        </text:list-item>
        <text:list-item>
          <text:p text:style-name="P2">links → in der Arche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17 Wesselbach → <text:span text:style-name="T3">Hasper Torhaus über Leopoldstraße</text:span></text:p>
      <text:p text:style-name="P1"/>
      <text:list xml:id="list4075599088" text:style-name="L2">
        <text:list-item>
          <text:p text:style-name="P6">HST Wesselbach gerade aus weiter runter → neuer Schloßweg</text:p>
        </text:list-item>
        <text:list-item>
          <text:p text:style-name="P6">Ende rechts → Wesselbachstraße</text:p>
        </text:list-item>
        <text:list-item>
          <text:p text:style-name="P6">links → Langenkampstraße</text:p>
        </text:list-item>
        <text:list-item>
          <text:p text:style-name="P6">links → Bahnstraße</text:p>
        </text:list-item>
        <text:list-item>
          <text:p text:style-name="P6">Kreisel 1. rechts → Hohenlimburg BHF</text:p>
        </text:list-item>
        <text:list-item>
          <text:p text:style-name="P6">rechts → Grünrockstraße</text:p>
        </text:list-item>
        <text:list-item>
          <text:p text:style-name="P6">Ampel rechts → Stennertstraße</text:p>
        </text:list-item>
        <text:list-item>
          <text:p text:style-name="P6">links → Esserstraße → HST Elsey Ehrenmal</text:p>
        </text:list-item>
        <text:list-item>
          <text:p text:style-name="P6">BAB 46 Auffahrt → Hagen</text:p>
        </text:list-item>
        <text:list-item>
          <text:p text:style-name="P8">Ampel Landegericht gerade aus</text:p>
        </text:list-item>
        <text:list-item>
          <text:p text:style-name="P8">Ampel Riepe Sanitätshaus gerade aus</text:p>
        </text:list-item>
        <text:list-item>
          <text:p text:style-name="P8">Kreisel 2 gerade aus → Innenstadt</text:p>
        </text:list-item>
        <text:list-item>
          <text:p text:style-name="P8">Ampel Volkspark gerade aus</text:p>
        </text:list-item>
        <text:list-item>
          <text:p text:style-name="P8">Ampel Althagener Straße (Günlük Taze) links → HA BHF</text:p>
        </text:list-item>
        <text:list-item>
          <text:p text:style-name="P8">Sondersignal Schwenke gerade aus</text:p>
        </text:list-item>
        <text:list-item>
          <text:p text:style-name="P8">HST Volkshochschule gerade aus</text:p>
        </text:list-item>
        <text:list-item>
          <text:p text:style-name="P8">Kreisel 1. gerade aus → Kuhlestraße </text:p>
        </text:list-item>
        <text:list-item>
          <text:p text:style-name="P8">links → <text:s/>HST Heinrichstraße</text:p>
        </text:list-item>
        <text:list-item>
          <text:p text:style-name="P15">rechts → <text:span text:style-name="T4">Leopoldstraße</text:span></text:p>
        </text:list-item>
        <text:list-item>
          <text:p text:style-name="P17">links → Georgstraße</text:p>
        </text:list-item>
        <text:list-item>
          <text:p text:style-name="P17">links → Rudolfstraße/HST Rudolfstraße</text:p>
        </text:list-item>
        <text:list-item>
          <text:p text:style-name="P17">rechts → Margaretenstraße</text:p>
        </text:list-item>
        <text:list-item>
          <text:p text:style-name="P18">nach HST Tückinger Höhe links → Detmolder Straße</text:p>
        </text:list-item>
        <text:list-item>
          <text:p text:style-name="P18">nach HST Detmolder Straße links → Höxter Straße</text:p>
        </text:list-item>
        <text:list-item>
          <text:p text:style-name="P18">nach HST Rodesiepen links → Tückingstraße</text:p>
        </text:list-item>
        <text:list-item>
          <text:p text:style-name="P18">nach Brücke rechts → Hammer Straße → HST Hasper Hammer</text:p>
        </text:list-item>
        <text:list-item>
          <text:p text:style-name="P18">nach HST Heubing BHF links → Tillmannstraße</text:p>
        </text:list-item>
        <text:list-item>
          <text:p text:style-name="P18">HST Ennepeufer gerade aus</text:p>
        </text:list-item>
        <text:list-item>
          <text:p text:style-name="P18">Märkische Bank rechts → Swollinskystraße</text:p>
        </text:list-item>
        <text:list-item>
          <text:p text:style-name="P18">links → HST Hasper Torhaus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517 <text:span text:style-name="T2">Kuhlerkamp über Albrechtstraße</text:span> → Wesselbach</text:p>
      <text:p text:style-name="P13"/>
      <text:list xml:id="list203537026722220" text:continue-list="list1681160953" text:style-name="L1">
        <text:list-item>
          <text:p text:style-name="P14">Wendeschleife Kuhlerkamp drehen</text:p>
        </text:list-item>
        <text:list-item>
          <text:p text:style-name="P3">nach HST Ottostraße links →<text:span text:style-name="T1"> Rudolfstraße</text:span></text:p>
        </text:list-item>
        <text:list-item>
          <text:p text:style-name="P3">rechts → Ge<text:span text:style-name="T1">orgstraße</text:span></text:p>
        </text:list-item>
        <text:list-item>
          <text:p text:style-name="P14">rechts → Albrechtstraße → HST Georgstraße</text:p>
        </text:list-item>
        <text:list-item>
          <text:p text:style-name="P14">links → Heinrichstraße → HST Albrechtstraße</text:p>
        </text:list-item>
        <text:list-item>
          <text:p text:style-name="P14">halbrechts → Kuhlestraße</text:p>
        </text:list-item>
        <text:list-item>
          <text:p text:style-name="P3">Kreisel 2. → Schwerte</text:p>
        </text:list-item>
        <text:list-item>
          <text:p text:style-name="P3">Ampel gerade aus</text:p>
        </text:list-item>
        <text:list-item>
          <text:p text:style-name="P3">→ HA-BHF</text:p>
        </text:list-item>
        <text:list-item>
          <text:p text:style-name="P3">Althagener Straße (Günlük Taze) rechts</text:p>
        </text:list-item>
        <text:list-item>
          <text:p text:style-name="P3">→ Innenstadt</text:p>
        </text:list-item>
        <text:list-item>
          <text:p text:style-name="P3">Kreisel gerade aus</text:p>
        </text:list-item>
        <text:list-item>
          <text:p text:style-name="P3">Ampel Riepe Sanitätshaus gerade aus</text:p>
        </text:list-item>
        <text:list-item>
          <text:p text:style-name="P3">Ampel Landgericht gerade aus</text:p>
        </text:list-item>
        <text:list-item>
          <text:p text:style-name="P3">BAB Abfahrt Hohenlimburg runter</text:p>
        </text:list-item>
        <text:list-item>
          <text:p text:style-name="P3">Ampel Ende rechts → Hohenlimburg</text:p>
        </text:list-item>
        <text:list-item>
          <text:p text:style-name="P3">Ende rechts</text:p>
        </text:list-item>
        <text:list-item>
          <text:p text:style-name="P3">Hinter „One Way Tattoo“ links</text:p>
        </text:list-item>
        <text:list-item>
          <text:p text:style-name="P3">Ende links</text:p>
        </text:list-item>
        <text:list-item>
          <text:p text:style-name="P3">Kreisel links</text:p>
        </text:list-item>
        <text:list-item>
          <text:p text:style-name="P3">nächste rechts</text:p>
        </text:list-item>
        <text:list-item>
          <text:p text:style-name="P3">Ampel Wohlbehagen rechts</text:p>
        </text:list-item>
        <text:list-item>
          <text:p text:style-name="P3">weiter durch Sackgasse</text:p>
        </text:list-item>
        <text:list-item>
          <text:p text:style-name="P3">Cardone rechts</text:p>
        </text:list-item>
        <text:list-item>
          <text:p text:style-name="P3">links → in der Arche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517 Wesselbach → <text:span text:style-name="T3">Kuhler Kamp über Albrechtstraße</text:span></text:p>
      <text:p text:style-name="P5"/>
      <text:list xml:id="list203535732218929" text:continue-list="list4075599088" text:style-name="L2">
        <text:list-item>
          <text:p text:style-name="P7">HST Wesselbach gerade aus weiter runter → neuer Schloßweg</text:p>
        </text:list-item>
        <text:list-item>
          <text:p text:style-name="P7">Ende rechts → Wesselbachstraße</text:p>
        </text:list-item>
        <text:list-item>
          <text:p text:style-name="P7">links → Langenkampstraße</text:p>
        </text:list-item>
        <text:list-item>
          <text:p text:style-name="P7">links → Bahnstraße</text:p>
        </text:list-item>
        <text:list-item>
          <text:p text:style-name="P7">Kreisel 1. rechts → Hohenlimburg BHF</text:p>
        </text:list-item>
        <text:list-item>
          <text:p text:style-name="P7">rechts → Grünrockstraße</text:p>
        </text:list-item>
        <text:list-item>
          <text:p text:style-name="P7">Ampel rechts → Stennertstraße</text:p>
        </text:list-item>
        <text:list-item>
          <text:p text:style-name="P7">links → Esserstraße → HST Elsey Ehrenmal</text:p>
        </text:list-item>
        <text:list-item>
          <text:p text:style-name="P7">BAB 46 Auffahrt → Hagen</text:p>
        </text:list-item>
        <text:list-item>
          <text:p text:style-name="P9">Ampel Landegericht gerade aus</text:p>
        </text:list-item>
        <text:list-item>
          <text:p text:style-name="P9">Ampel Riepe Sanitätshaus gerade aus</text:p>
        </text:list-item>
        <text:list-item>
          <text:p text:style-name="P9">Kreisel 2 gerade aus → Innenstadt</text:p>
        </text:list-item>
        <text:list-item>
          <text:p text:style-name="P9">Ampel Volkspark gerade aus</text:p>
        </text:list-item>
        <text:list-item>
          <text:p text:style-name="P9">Ampel Althagener Straße (Günlük Taze) links → HA BHF</text:p>
        </text:list-item>
        <text:list-item>
          <text:p text:style-name="P9">Sondersignal Schwenke gerade aus</text:p>
        </text:list-item>
        <text:list-item>
          <text:p text:style-name="P9">HST Volkshochschule gerade aus</text:p>
        </text:list-item>
        <text:list-item>
          <text:p text:style-name="P9">Kreisel 1. gerade aus → Kuhlestraße </text:p>
        </text:list-item>
        <text:list-item>
          <text:p text:style-name="P9">links → <text:s/>HST Heinrichstraße</text:p>
        </text:list-item>
        <text:list-item>
          <text:p text:style-name="P16">rechts → HST Albrechtstraße/Albrechstraße</text:p>
        </text:list-item>
        <text:list-item>
          <text:p text:style-name="P16">nach HST Georgstraße links → Georgstraße</text:p>
        </text:list-item>
        <text:list-item>
          <text:p text:style-name="P16">links → Rudolfstraße/HST Rudolfstraße</text:p>
        </text:list-item>
        <text:list-item>
          <text:p text:style-name="P16">rechts → Margaretenstraße</text:p>
        </text:list-item>
        <text:list-item>
          <text:p text:style-name="P16">Wendeschleife Kuhlerkamp drehen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20:41:11.760410815</meta:creation-date>
    <dc:date>2020-05-13T20:23:01.249763189</dc:date>
    <meta:editing-duration>PT2H36M52S</meta:editing-duration>
    <meta:editing-cycles>6</meta:editing-cycles>
    <meta:generator>LibreOffice/6.0.7.3$Linux_X86_64 LibreOffice_project/00m0$Build-3</meta:generator>
    <meta:print-date>2020-05-13T20:24:01.352615803</meta:print-date>
    <meta:document-statistic meta:table-count="0" meta:image-count="0" meta:object-count="0" meta:page-count="4" meta:paragraph-count="114" meta:word-count="629" meta:character-count="3554" meta:non-whitespace-character-count="3145"/>
  </office:meta>
</office:document-meta>
</file>